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3" style:family="paragraph" style:parent-style-name="Heading_20_2" style:master-page-name="Standard">
      <loext:graphic-properties draw:fill="solid" draw:fill-color="#ffffff"/>
      <style:paragraph-properties fo:margin-top="0in" fo:margin-bottom="0.0555in" loext:contextual-spacing="false" fo:line-height="120%" fo:keep-together="auto" style:page-number="1" fo:background-color="#ffffff" fo:keep-with-next="auto"/>
    </style:style>
    <style:style style:name="T1" style:family="text">
      <style:text-properties fo:color="#455a64" fo:font-size="17pt" style:font-size-asian="17pt" style:font-size-complex="17pt"/>
    </style:style>
    <style:style style:name="T2" style:family="text">
      <style:text-properties fo:color="#212529" fo:font-size="11.5pt" style:font-size-asian="11.5pt" style:font-size-complex="11.5pt"/>
    </style:style>
    <style:style style:name="T3" style:family="text">
      <style:text-properties fo:color="#212529" fo:font-size="11.5pt" fo:font-style="italic" style:font-size-asian="11.5pt" style:font-style-asian="italic" style:font-size-complex="11.5pt"/>
    </style:style>
    <style:style style:name="T4" style:family="text">
      <style:text-properties fo:color="#212529" style:font-name="Courier New" fo:font-size="10pt" style:font-name-asian="Courier New1" style:font-size-asian="10pt" style:font-name-complex="Courier New1" style:font-size-complex="10pt"/>
    </style:style>
    <style:style style:name="T5" style:family="text">
      <style:text-properties fo:color="#e83e8c" style:font-name="Courier New" fo:font-size="10pt" style:font-name-asian="Courier New1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2o1a2v2keefx"/><text:span text:style-name="T1">Lotto</text:span></text:p>
      <text:p text:style-name="P2"><text:span text:style-name="T2">Napisz program, który czyta liczbę całkowitą </text:span><text:span text:style-name="T5">n</text:span><text:span text:style-name="T2">, symuluje losowanie </text:span><text:span text:style-name="T3">Lotto</text:span><text:span text:style-name="T2"> </text:span><text:span text:style-name="T5">6</text:span><text:span text:style-name="T2"> liczb z </text:span><text:span text:style-name="T5">49</text:span><text:span text:style-name="T2">, losowo wypełnia </text:span><text:span text:style-name="T5">n</text:span><text:span text:style-name="T2"> kuponów i pisze, ile razy wystąpiła każda liczba trafień.</text:span></text:p>
      <text:p text:style-name="P2"><text:span text:style-name="T2">Dla danych</text:span></text:p>
      <text:p text:style-name="P1"><text:span text:style-name="T4">10000</text:span></text:p>
      <text:p text:style-name="P2"><text:span text:style-name="T2">wynikiem może być</text:span></text:p>
      <text:p text:style-name="Standard"><text:span text:style-name="T4">0: 4308</text:span></text:p>
      <text:p text:style-name="Standard"><text:span text:style-name="T4">1: 4197</text:span></text:p>
      <text:p text:style-name="Standard"><text:span text:style-name="T4">2: 1333</text:span></text:p>
      <text:p text:style-name="Standard"><text:span text:style-name="T4">3: 150</text:span></text:p>
      <text:p text:style-name="Standard"><text:span text:style-name="T4">4: 11</text:span></text:p>
      <text:p text:style-name="Standard"><text:span text:style-name="T4">5: 1</text:span></text:p>
      <text:p text:style-name="P1"><text:span text:style-name="T4">6: 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47" meta:character-count="239" meta:non-whitespace-character-count="204"/>
    <meta:generator>LibreOfficeDev/6.0.5.2$Linux_X86_64 LibreOffice_project/</meta:generator>
  </office:meta>
</office:document-meta>
</file>